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2 0 0 0 0 0 0 0 0 0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style:font-name="Roboto" fo:font-size="18pt" style:font-size-asian="18pt" style:font-size-complex="18pt"/>
    </style:style>
    <style:style style:name="TableColumn8" style:family="table-column">
      <style:table-column-properties style:column-width="1.568in" style:use-optimal-column-width="false"/>
    </style:style>
    <style:style style:name="TableColumn9" style:family="table-column">
      <style:table-column-properties style:column-width="1.6576in" style:use-optimal-column-width="false"/>
    </style:style>
    <style:style style:name="TableColumn10" style:family="table-column">
      <style:table-column-properties style:column-width="0.4027in" style:use-optimal-column-width="false"/>
    </style:style>
    <style:style style:name="TableColumn11" style:family="table-column">
      <style:table-column-properties style:column-width="1.0458in" style:use-optimal-column-width="false"/>
    </style:style>
    <style:style style:name="TableColumn12" style:family="table-column">
      <style:table-column-properties style:column-width="0.425in" style:use-optimal-column-width="false"/>
    </style:style>
    <style:style style:name="TableColumn13" style:family="table-column">
      <style:table-column-properties style:column-width="1.5763in" style:use-optimal-column-width="false"/>
    </style:style>
    <style:style style:name="TableColumn14" style:family="table-column">
      <style:table-column-properties style:column-width="0.0277in" style:use-optimal-column-width="false"/>
    </style:style>
    <style:style style:name="Table7" style:family="table">
      <style:table-properties style:width="6.7034in" fo:margin-left="0in" table:align="left"/>
    </style:style>
    <style:style style:name="TableRow15" style:family="table-row">
      <style:table-row-properties style:min-row-height="0.334in"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top="0.0833in" fo:margin-bottom="0.0833in"/>
      <style:text-properties style:font-name="Roboto" fo:font-size="18pt" style:font-size-asian="18pt" style:font-size-complex="18pt"/>
    </style:style>
    <style:style style:name="P18" style:parent-style-name="Standard" style:family="paragraph">
      <style:text-properties style:font-name="Roboto" fo:font-size="6pt" style:font-size-asian="6pt" style:font-size-complex="6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Normal" style:family="paragraph">
      <style:text-properties fo:font-size="6pt" style:font-size-asian="6pt" style:font-size-complex="6pt"/>
    </style:style>
    <style:style style:name="T86" style:parent-style-name="Policepardéfaut" style:family="text">
      <style:text-properties style:font-name="DINPro-Light" fo:font-size="16pt" style:font-size-asian="16pt" style:font-size-complex="16pt"/>
    </style:style>
    <style:style style:name="T87" style:parent-style-name="Policepardéfaut" style:family="text">
      <style:text-properties style:font-name="DINPro-Light" style:font-size-complex="14pt"/>
    </style:style>
    <style:style style:name="P88" style:parent-style-name="Standard" style:family="paragraph">
      <style:paragraph-properties fo:margin-top="0.118in"/>
      <style:text-properties style:font-name="Roboto" fo:font-size="6pt" style:font-size-asian="6pt" style:font-size-complex="6pt"/>
    </style:style>
    <style:style style:name="TableColumn90" style:family="table-column">
      <style:table-column-properties style:column-width="0.3215in" style:use-optimal-column-width="false"/>
    </style:style>
    <style:style style:name="TableColumn91" style:family="table-column">
      <style:table-column-properties style:column-width="3.9118in" style:use-optimal-column-width="false"/>
    </style:style>
    <style:style style:name="TableColumn92" style:family="table-column">
      <style:table-column-properties style:column-width="0.725in" style:use-optimal-column-width="false"/>
    </style:style>
    <style:style style:name="TableColumn93" style:family="table-column">
      <style:table-column-properties style:column-width="0.5784in" style:use-optimal-column-width="false"/>
    </style:style>
    <style:style style:name="TableColumn94" style:family="table-column">
      <style:table-column-properties style:column-width="0.5784in" style:use-optimal-column-width="false"/>
    </style:style>
    <style:style style:name="TableColumn95" style:family="table-column">
      <style:table-column-properties style:column-width="0.5784in" style:use-optimal-column-width="false"/>
    </style:style>
    <style:style style:name="Table89" style:family="table">
      <style:table-properties style:width="6.6937in" fo:margin-left="0in" table:align="left"/>
    </style:style>
    <style:style style:name="TableRow96" style:family="table-row">
      <style:table-row-properties style:min-row-height="0.1763in" style:use-optimal-row-height="false"/>
    </style:style>
    <style:style style:name="TableCell9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</style:style>
    <style:style style:name="T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10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111" style:family="table-row">
      <style:table-row-properties style:min-row-height="0.2645in" style:use-optimal-row-height="false"/>
    </style:style>
    <style:style style:name="TableCell112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style:vertical-align="auto" fo:margin-top="0.0395in" fo:margin-bottom="0.0395in"/>
    </style:style>
    <style:style style:name="T114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1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16" style:parent-style-name="Normal" style:family="paragraph">
      <style:paragraph-properties style:vertical-align="auto"/>
    </style:style>
    <style:style style:name="T11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1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1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2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29" style:family="table-row">
      <style:table-row-properties style:min-row-height="0.2736in" style:use-optimal-row-height="false"/>
    </style:style>
    <style:style style:name="TableCell13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style:vertical-align="auto" fo:margin-top="0.0395in" fo:margin-bottom="0.0395in"/>
    </style:style>
    <style:style style:name="T13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3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34" style:parent-style-name="Normal" style:family="paragraph">
      <style:paragraph-properties style:vertical-align="auto"/>
    </style:style>
    <style:style style:name="T1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3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47" style:family="table-row">
      <style:table-row-properties style:min-row-height="0.2736in" style:use-optimal-row-height="false"/>
    </style:style>
    <style:style style:name="TableCell14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15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51" style:parent-style-name="Normal" style:family="paragraph">
      <style:paragraph-properties style:vertical-align="auto"/>
    </style:style>
    <style:style style:name="T15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53" style:parent-style-name="Policepardéfaut" style:family="text">
      <style:text-properties style:font-name="Calibri" style:font-name-asian="Calibri" style:font-name-complex="DejaVu Sans" fo:color="#00000A" style:letter-kerning="false" fo:font-size="10pt" style:font-size-asian="10pt" style:font-size-complex="11pt" style:language-asian="en" style:country-asian="US" style:language-complex="ar" style:country-complex="SA"/>
    </style:style>
    <style:style style:name="TableCell15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62" style:family="table-row">
      <style:table-row-properties style:min-row-height="0.2736in" style:use-optimal-row-height="false"/>
    </style:style>
    <style:style style:name="TableCell163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style:vertical-align="auto" fo:margin-top="0.0395in" fo:margin-bottom="0.0395in"/>
    </style:style>
    <style:style style:name="T165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6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67" style:parent-style-name="Normal" style:family="paragraph">
      <style:paragraph-properties style:vertical-align="auto"/>
    </style:style>
    <style:style style:name="T16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6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78" style:family="table-row">
      <style:table-row-properties style:min-row-height="0.2736in" style:use-optimal-row-height="false"/>
    </style:style>
    <style:style style:name="TableCell179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style:vertical-align="auto" fo:margin-top="0.0395in" fo:margin-bottom="0.0395in"/>
    </style:style>
    <style:style style:name="T18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82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183" style:parent-style-name="Normal" style:family="paragraph">
      <style:paragraph-properties style:vertical-align="auto"/>
    </style:style>
    <style:style style:name="T18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8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86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187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8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95" style:family="table-row">
      <style:table-row-properties style:min-row-height="0.2784in" style:use-optimal-row-height="false"/>
    </style:style>
    <style:style style:name="TableCell19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style:vertical-align="auto"/>
    </style:style>
    <style:style style:name="T19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9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5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20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7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20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210" style:family="table-row">
      <style:table-row-properties style:min-row-height="0.127in" style:use-optimal-row-height="false"/>
    </style:style>
    <style:style style:name="TableCell211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style:vertical-align="auto" fo:margin-top="0.0395in" fo:margin-bottom="0.0395in"/>
    </style:style>
    <style:style style:name="T21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1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15" style:parent-style-name="Normal" style:family="paragraph">
      <style:paragraph-properties style:vertical-align="auto" fo:margin-top="0.0395in" fo:margin-bottom="0.0395in"/>
    </style:style>
    <style:style style:name="T21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1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28" style:family="table-row">
      <style:table-row-properties style:min-row-height="0.127in" style:use-optimal-row-height="false"/>
    </style:style>
    <style:style style:name="TableCell22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style:vertical-align="auto" fo:margin-top="0.0395in" fo:margin-bottom="0.0395in"/>
    </style:style>
    <style:style style:name="T23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3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33" style:parent-style-name="Normal" style:family="paragraph">
      <style:paragraph-properties style:vertical-align="auto" fo:margin-top="0.0395in" fo:margin-bottom="0.0395in"/>
    </style:style>
    <style:style style:name="T23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3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3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3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3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46" style:family="table-row">
      <style:table-row-properties style:min-row-height="0.127in" style:use-optimal-row-height="false"/>
    </style:style>
    <style:style style:name="TableCell247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style:vertical-align="auto" fo:margin-top="0.0395in" fo:margin-bottom="0.0395in"/>
    </style:style>
    <style:style style:name="T249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5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51" style:parent-style-name="Normal" style:family="paragraph">
      <style:paragraph-properties style:vertical-align="auto" fo:margin-top="0.0395in" fo:margin-bottom="0.0395in"/>
    </style:style>
    <style:style style:name="T25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3" style:parent-style-name="Policepardéfaut" style:family="text">
      <style:text-properties style:font-name="Calibri" style:font-name-asian="Calibri" style:font-name-complex="DejaVu Sans" fo:color="#00000A" style:letter-kerning="false" fo:font-size="10pt" style:font-size-asian="10pt" style:font-size-complex="11pt" style:language-asian="en" style:country-asian="US" style:language-complex="ar" style:country-complex="SA"/>
    </style:style>
    <style:style style:name="TableCell25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5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62" style:family="table-row">
      <style:table-row-properties style:min-row-height="0.3166in" style:use-optimal-row-height="false"/>
    </style:style>
    <style:style style:name="TableCell263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6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66" style:parent-style-name="Normal" style:family="paragraph">
      <style:paragraph-properties style:vertical-align="auto"/>
    </style:style>
    <style:style style:name="T26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6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78" style:family="table-row">
      <style:table-row-properties style:min-row-height="0.127in" style:use-optimal-row-height="false"/>
    </style:style>
    <style:style style:name="TableCell279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81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282" style:parent-style-name="Normal" style:family="paragraph">
      <style:paragraph-properties style:vertical-align="auto" fo:margin-top="0.0395in" fo:margin-bottom="0.0395in"/>
    </style:style>
    <style:style style:name="T28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85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28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294" style:parent-style-name="Normal" style:family="paragraph">
      <style:text-properties text:display="none"/>
    </style:style>
    <style:style style:name="TableColumn296" style:family="table-column">
      <style:table-column-properties style:column-width="0.3215in" style:use-optimal-column-width="false"/>
    </style:style>
    <style:style style:name="TableColumn297" style:family="table-column">
      <style:table-column-properties style:column-width="3.9118in" style:use-optimal-column-width="false"/>
    </style:style>
    <style:style style:name="TableColumn298" style:family="table-column">
      <style:table-column-properties style:column-width="0.725in" style:use-optimal-column-width="false"/>
    </style:style>
    <style:style style:name="TableColumn299" style:family="table-column">
      <style:table-column-properties style:column-width="0.5784in" style:use-optimal-column-width="false"/>
    </style:style>
    <style:style style:name="TableColumn300" style:family="table-column">
      <style:table-column-properties style:column-width="0.5784in" style:use-optimal-column-width="false"/>
    </style:style>
    <style:style style:name="TableColumn301" style:family="table-column">
      <style:table-column-properties style:column-width="0.5784in" style:use-optimal-column-width="false"/>
    </style:style>
    <style:style style:name="Table295" style:family="table">
      <style:table-properties style:width="6.6937in" fo:margin-left="0in" table:align="left"/>
    </style:style>
    <style:style style:name="TableRow302" style:family="table-row">
      <style:table-row-properties style:min-row-height="0.1395in" style:use-optimal-row-height="false"/>
    </style:style>
    <style:style style:name="TableCell30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style:vertical-align="auto" fo:margin-top="0.0395in" fo:margin-bottom="0.0395in"/>
    </style:style>
    <style:style style:name="T30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0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0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1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1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1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13" style:family="table-row">
      <style:table-row-properties style:min-row-height="0.127in" style:use-optimal-row-height="false"/>
    </style:style>
    <style:style style:name="TableCell314" style:family="table-cell">
      <style:table-cell-properties fo:border-top="0.0069in dotted #000000" fo:border-left="none" fo:border-bottom="0.0069in dotted #000000" fo:border-right="0.0069in solid #000000" fo:background-color="#808080" style:writing-mode="lr-tb" fo:padding-top="0in" fo:padding-left="0.075in" fo:padding-bottom="0in" fo:padding-right="0.075in"/>
    </style:style>
    <style:style style:name="P315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16" style:family="table-cell">
      <style:table-cell-properties fo:border-top="0.0069in dotted #000000" fo:border-left="0.0069in solid #000000" fo:border-bottom="0.0069in dotted #000000" fo:border-right="0.0069in dotted #000000" style:writing-mode="lr-tb" fo:padding-top="0in" fo:padding-left="0.0069in" fo:padding-bottom="0in" fo:padding-right="0.0069in"/>
    </style:style>
    <style:style style:name="P317" style:parent-style-name="Normal" style:family="paragraph">
      <style:paragraph-properties style:vertical-align="auto" fo:margin-top="0.0395in" fo:margin-bottom="0.0395in"/>
    </style:style>
    <style:style style:name="T3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8" style:family="table-row">
      <style:table-row-properties style:min-row-height="0.127in" style:use-optimal-row-height="false"/>
    </style:style>
    <style:style style:name="TableCell329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30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31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32" style:parent-style-name="Normal" style:family="paragraph">
      <style:paragraph-properties style:vertical-align="auto" fo:margin-top="0.0395in" fo:margin-bottom="0.0395in"/>
    </style:style>
    <style:style style:name="T33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7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345" style:parent-style-name="Normal" style:family="paragraph">
      <style:text-properties text:display="none"/>
    </style:style>
    <style:style style:name="TableColumn347" style:family="table-column">
      <style:table-column-properties style:column-width="0.3215in" style:use-optimal-column-width="false"/>
    </style:style>
    <style:style style:name="TableColumn348" style:family="table-column">
      <style:table-column-properties style:column-width="3.9118in" style:use-optimal-column-width="false"/>
    </style:style>
    <style:style style:name="TableColumn349" style:family="table-column">
      <style:table-column-properties style:column-width="0.725in" style:use-optimal-column-width="false"/>
    </style:style>
    <style:style style:name="TableColumn350" style:family="table-column">
      <style:table-column-properties style:column-width="0.5784in" style:use-optimal-column-width="false"/>
    </style:style>
    <style:style style:name="TableColumn351" style:family="table-column">
      <style:table-column-properties style:column-width="0.5784in" style:use-optimal-column-width="false"/>
    </style:style>
    <style:style style:name="TableColumn352" style:family="table-column">
      <style:table-column-properties style:column-width="0.5784in" style:use-optimal-column-width="false"/>
    </style:style>
    <style:style style:name="Table346" style:family="table">
      <style:table-properties style:width="6.6937in" fo:margin-left="0in" table:align="left"/>
    </style:style>
    <style:style style:name="TableRow353" style:family="table-row">
      <style:table-row-properties style:min-row-height="0.2048in" style:use-optimal-row-height="false"/>
    </style:style>
    <style:style style:name="TableCell35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style:vertical-align="auto" fo:margin-top="0.0395in" fo:margin-bottom="0.0395in"/>
    </style:style>
    <style:style style:name="T356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5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6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6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6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66" style:family="table-row">
      <style:table-row-properties style:min-row-height="0.127in" style:use-optimal-row-height="false"/>
    </style:style>
    <style:style style:name="TableCell367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68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69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7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379" style:parent-style-name="Normal" style:family="paragraph">
      <style:text-properties text:display="none"/>
    </style:style>
    <style:style style:name="TableColumn381" style:family="table-column">
      <style:table-column-properties style:column-width="0.3215in" style:use-optimal-column-width="false"/>
    </style:style>
    <style:style style:name="TableColumn382" style:family="table-column">
      <style:table-column-properties style:column-width="3.9118in" style:use-optimal-column-width="false"/>
    </style:style>
    <style:style style:name="TableColumn383" style:family="table-column">
      <style:table-column-properties style:column-width="0.725in" style:use-optimal-column-width="false"/>
    </style:style>
    <style:style style:name="TableColumn384" style:family="table-column">
      <style:table-column-properties style:column-width="0.5784in" style:use-optimal-column-width="false"/>
    </style:style>
    <style:style style:name="TableColumn385" style:family="table-column">
      <style:table-column-properties style:column-width="0.5784in" style:use-optimal-column-width="false"/>
    </style:style>
    <style:style style:name="TableColumn386" style:family="table-column">
      <style:table-column-properties style:column-width="0.5784in" style:use-optimal-column-width="false"/>
    </style:style>
    <style:style style:name="Table380" style:family="table">
      <style:table-properties style:width="6.6937in" fo:margin-left="0in" table:align="left"/>
    </style:style>
    <style:style style:name="TableRow387" style:family="table-row">
      <style:table-row-properties style:min-row-height="0.1861in" style:use-optimal-row-height="false"/>
    </style:style>
    <style:style style:name="TableCell38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style:vertical-align="auto" fo:margin-top="0.0395in" fo:margin-bottom="0.0395in"/>
    </style:style>
    <style:style style:name="T39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91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92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9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9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9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9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99" style:family="table-row">
      <style:table-row-properties style:min-row-height="0.127in" style:use-optimal-row-height="false"/>
    </style:style>
    <style:style style:name="TableCell400" style:family="table-cell">
      <style:table-cell-properties fo:border-top="0.0069in dotted #000000" fo:border-left="none" fo:border-bottom="0.0208in solid #000000" fo:border-right="0.0069in solid #000000" fo:background-color="#808080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02" style:family="table-cell">
      <style:table-cell-properties fo:border-top="0.0069in dotted #000000" fo:border-left="0.0069in solid #000000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403" style:parent-style-name="Normal" style:family="paragraph">
      <style:paragraph-properties style:vertical-align="auto"/>
    </style:style>
    <style:style style:name="T40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14" style:family="table-row">
      <style:table-row-properties style:min-row-height="0.234in" style:use-optimal-row-height="false"/>
    </style:style>
    <style:style style:name="TableCell41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style:vertical-align="auto" fo:margin-top="0.0395in" fo:margin-bottom="0.0395in"/>
    </style:style>
    <style:style style:name="T41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1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1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2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2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2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2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424" style:family="table-row">
      <style:table-row-properties style:min-row-height="0.127in" style:use-optimal-row-height="false"/>
    </style:style>
    <style:style style:name="TableCell425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426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27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42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9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437" style:parent-style-name="Normal" style:family="paragraph">
      <style:text-properties style:font-name="Crimson Text SemiBold" fo:font-size="10pt" style:font-size-asian="10pt" style:font-size-complex="10pt"/>
    </style:style>
    <style:style style:name="TableColumn439" style:family="table-column">
      <style:table-column-properties style:column-width="2.0673in" style:use-optimal-column-width="false"/>
    </style:style>
    <style:style style:name="TableColumn440" style:family="table-column">
      <style:table-column-properties style:column-width="4.6048in" style:use-optimal-column-width="false"/>
    </style:style>
    <style:style style:name="Table438" style:family="table">
      <style:table-properties style:width="6.6722in" fo:margin-left="0in" table:align="left"/>
    </style:style>
    <style:style style:name="TableRow441" style:family="table-row">
      <style:table-row-properties style:min-row-height="0.2423in" style:use-optimal-row-height="false"/>
    </style:style>
    <style:style style:name="TableCell44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44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Roboto" fo:color="#000000" style:font-size-complex="14pt"/>
    </style:style>
    <style:style style:name="P446" style:parent-style-name="Normal" style:family="paragraph">
      <style:text-properties text:display="none"/>
    </style:style>
    <style:style style:name="TableColumn448" style:family="table-column">
      <style:table-column-properties style:column-width="1.927in" style:use-optimal-column-width="false"/>
    </style:style>
    <style:style style:name="TableColumn449" style:family="table-column">
      <style:table-column-properties style:column-width="0.4319in" style:use-optimal-column-width="false"/>
    </style:style>
    <style:style style:name="TableColumn450" style:family="table-column">
      <style:table-column-properties style:column-width="0.7875in" style:use-optimal-column-width="false"/>
    </style:style>
    <style:style style:name="TableColumn451" style:family="table-column">
      <style:table-column-properties style:column-width="0.8645in" style:use-optimal-column-width="false"/>
    </style:style>
    <style:style style:name="TableColumn452" style:family="table-column">
      <style:table-column-properties style:column-width="1.0062in" style:use-optimal-column-width="false"/>
    </style:style>
    <style:style style:name="TableColumn453" style:family="table-column">
      <style:table-column-properties style:column-width="0.3312in" style:use-optimal-column-width="false"/>
    </style:style>
    <style:style style:name="TableColumn454" style:family="table-column">
      <style:table-column-properties style:column-width="1.3375in" style:use-optimal-column-width="false"/>
    </style:style>
    <style:style style:name="Table447" style:family="table">
      <style:table-properties style:width="6.6861in" fo:margin-left="-0.0034in" table:align="left"/>
    </style:style>
    <style:style style:name="TableRow455" style:family="table-row">
      <style:table-row-properties style:min-row-height="0.3423in" style:use-optimal-row-height="false"/>
    </style:style>
    <style:style style:name="TableCell45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45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59" style:parent-style-name="Policepardéfaut" style:family="text">
      <style:text-properties style:font-name="DINPro-Light"/>
    </style:style>
    <style:style style:name="TableCell4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text-properties style:font-name="DINPro-Light"/>
    </style:style>
    <style:style style:name="TableRow462" style:family="table-row">
      <style:table-row-properties style:min-row-height="0.3263in" style:use-optimal-row-height="false"/>
    </style:style>
    <style:style style:name="TableCell46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465" style:family="table-row">
      <style:table-row-properties style:min-row-height="0.2604in" style:use-optimal-row-height="false"/>
    </style:style>
    <style:style style:name="TableCell46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text-properties style:font-name="DINPro-Light" fo:font-size="10pt" style:font-size-asian="10pt" style:font-size-complex="10pt"/>
    </style:style>
    <style:style style:name="TableCell4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/>
    </style:style>
    <style:style style:name="T47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71" style:parent-style-name="Policepardéfaut" style:family="text">
      <style:text-properties style:font-name="DINPro-Light" fo:color="#000000" fo:font-size="10pt" style:font-size-asian="10pt" style:font-size-complex="10pt"/>
    </style:style>
    <style:style style:name="T472" style:parent-style-name="Policepardéfaut" style:family="text">
      <style:text-properties style:font-name="DINPro-Light" fo:font-size="10pt" style:font-size-asian="10pt" style:font-size-complex="10pt"/>
    </style:style>
    <style:style style:name="TableCell4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/>
    </style:style>
    <style:style style:name="T47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76" style:parent-style-name="Policepardéfaut" style:family="text">
      <style:text-properties style:font-name="DINPro-Light" fo:color="#000000" fo:font-size="10pt" style:font-size-asian="10pt" style:font-size-complex="10pt"/>
    </style:style>
    <style:style style:name="T477" style:parent-style-name="Policepardéfaut" style:family="text">
      <style:text-properties style:font-name="DINPro-Light" fo:font-size="10pt" style:font-size-asian="10pt" style:font-size-complex="10pt"/>
    </style:style>
    <style:style style:name="TableCell47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center"/>
    </style:style>
    <style:style style:name="T48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81" style:parent-style-name="Policepardéfaut" style:family="text">
      <style:text-properties style:font-name="DINPro-Light" fo:color="#000000" fo:font-size="10pt" style:font-size-asian="10pt" style:font-size-complex="10pt"/>
    </style:style>
    <style:style style:name="T482" style:parent-style-name="Policepardéfaut" style:family="text">
      <style:text-properties style:font-name="DINPro-Light" fo:font-size="10pt" style:font-size-asian="10pt" style:font-size-complex="10pt"/>
    </style:style>
    <style:style style:name="TableRow483" style:family="table-row">
      <style:table-row-properties style:min-row-height="0.2666in" style:use-optimal-row-height="false"/>
    </style:style>
    <style:style style:name="TableCell48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text-properties style:font-name="DINPro-Light" fo:font-size="10pt" style:font-size-asian="10pt" style:font-size-complex="10pt"/>
    </style:style>
    <style:style style:name="TableCell4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8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8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9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9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9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49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9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495" style:family="table-row">
      <style:table-row-properties style:min-row-height="0.2506in" style:use-optimal-row-height="false"/>
    </style:style>
    <style:style style:name="TableCell49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text-properties style:font-name="DINPro-Light" fo:font-size="10pt" style:font-size-asian="10pt" style:font-size-complex="10pt"/>
    </style:style>
    <style:style style:name="TableCell49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4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0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0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0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0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50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06" style:parent-style-name="Policepardéfaut" style:family="text">
      <style:text-properties style:font-name="DINPro-Light" fo:color="#000000" fo:font-size="10pt" style:font-size-asian="10pt" style:font-size-complex="10pt"/>
    </style:style>
    <style:style style:name="P507" style:parent-style-name="Normal" style:family="paragraph">
      <style:text-properties style:font-name="Crimson Text SemiBold" fo:font-size="10pt" style:font-size-asian="10pt" style:font-size-complex="10pt"/>
    </style:style>
    <style:style style:name="TableColumn509" style:family="table-column">
      <style:table-column-properties style:column-width="1.927in" style:use-optimal-column-width="false"/>
    </style:style>
    <style:style style:name="TableColumn510" style:family="table-column">
      <style:table-column-properties style:column-width="0.4319in" style:use-optimal-column-width="false"/>
    </style:style>
    <style:style style:name="TableColumn511" style:family="table-column">
      <style:table-column-properties style:column-width="0.7875in" style:use-optimal-column-width="false"/>
    </style:style>
    <style:style style:name="TableColumn512" style:family="table-column">
      <style:table-column-properties style:column-width="0.8645in" style:use-optimal-column-width="false"/>
    </style:style>
    <style:style style:name="TableColumn513" style:family="table-column">
      <style:table-column-properties style:column-width="1.0062in" style:use-optimal-column-width="false"/>
    </style:style>
    <style:style style:name="TableColumn514" style:family="table-column">
      <style:table-column-properties style:column-width="0.3312in" style:use-optimal-column-width="false"/>
    </style:style>
    <style:style style:name="TableColumn515" style:family="table-column">
      <style:table-column-properties style:column-width="1.3375in" style:use-optimal-column-width="false"/>
    </style:style>
    <style:style style:name="Table508" style:family="table">
      <style:table-properties style:width="6.6861in" fo:margin-left="0in" table:align="left"/>
    </style:style>
    <style:style style:name="TableRow516" style:family="table-row">
      <style:table-row-properties style:min-row-height="0.3423in" style:use-optimal-row-height="false"/>
    </style:style>
    <style:style style:name="TableCell51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51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5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520" style:parent-style-name="Policepardéfaut" style:family="text">
      <style:text-properties style:font-name="DINPro-Light"/>
    </style:style>
    <style:style style:name="TableCell5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2" style:parent-style-name="Normal" style:family="paragraph">
      <style:text-properties style:font-name="DINPro-Light"/>
    </style:style>
    <style:style style:name="TableRow523" style:family="table-row">
      <style:table-row-properties style:min-row-height="0.3263in" style:use-optimal-row-height="false"/>
    </style:style>
    <style:style style:name="TableCell52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25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526" style:family="table-row">
      <style:table-row-properties style:min-row-height="0.2604in" style:use-optimal-row-height="false"/>
    </style:style>
    <style:style style:name="TableCell52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28" style:parent-style-name="Normal" style:family="paragraph">
      <style:text-properties style:font-name="DINPro-Light" fo:font-size="10pt" style:font-size-asian="10pt" style:font-size-complex="10pt"/>
    </style:style>
    <style:style style:name="TableCell5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0" style:parent-style-name="Normal" style:family="paragraph">
      <style:paragraph-properties fo:text-align="center"/>
    </style:style>
    <style:style style:name="T53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32" style:parent-style-name="Policepardéfaut" style:family="text">
      <style:text-properties style:font-name="DINPro-Light" fo:color="#000000" fo:font-size="10pt" style:font-size-asian="10pt" style:font-size-complex="10pt"/>
    </style:style>
    <style:style style:name="T533" style:parent-style-name="Policepardéfaut" style:family="text">
      <style:text-properties style:font-name="DINPro-Light" fo:font-size="10pt" style:font-size-asian="10pt" style:font-size-complex="10pt"/>
    </style:style>
    <style:style style:name="TableCell5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5" style:parent-style-name="Normal" style:family="paragraph">
      <style:paragraph-properties fo:text-align="center"/>
    </style:style>
    <style:style style:name="T53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37" style:parent-style-name="Policepardéfaut" style:family="text">
      <style:text-properties style:font-name="DINPro-Light" fo:color="#000000" fo:font-size="10pt" style:font-size-asian="10pt" style:font-size-complex="10pt"/>
    </style:style>
    <style:style style:name="T538" style:parent-style-name="Policepardéfaut" style:family="text">
      <style:text-properties style:font-name="DINPro-Light" fo:font-size="10pt" style:font-size-asian="10pt" style:font-size-complex="10pt"/>
    </style:style>
    <style:style style:name="TableCell53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40" style:parent-style-name="Normal" style:family="paragraph">
      <style:paragraph-properties fo:text-align="center"/>
    </style:style>
    <style:style style:name="T5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42" style:parent-style-name="Policepardéfaut" style:family="text">
      <style:text-properties style:font-name="DINPro-Light" fo:color="#000000" fo:font-size="10pt" style:font-size-asian="10pt" style:font-size-complex="10pt"/>
    </style:style>
    <style:style style:name="T543" style:parent-style-name="Policepardéfaut" style:family="text">
      <style:text-properties style:font-name="DINPro-Light" fo:font-size="10pt" style:font-size-asian="10pt" style:font-size-complex="10pt"/>
    </style:style>
    <style:style style:name="TableRow544" style:family="table-row">
      <style:table-row-properties style:min-row-height="0.2666in" style:use-optimal-row-height="false"/>
    </style:style>
    <style:style style:name="TableCell54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text-properties style:font-name="DINPro-Light" fo:font-size="10pt" style:font-size-asian="10pt" style:font-size-complex="10pt"/>
    </style:style>
    <style:style style:name="TableCell5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4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4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5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5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5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55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5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556" style:family="table-row">
      <style:table-row-properties style:min-row-height="0.2506in" style:use-optimal-row-height="false"/>
    </style:style>
    <style:style style:name="TableCell55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58" style:parent-style-name="Normal" style:family="paragraph">
      <style:text-properties style:font-name="DINPro-Light" fo:font-size="10pt" style:font-size-asian="10pt" style:font-size-complex="10pt"/>
    </style:style>
    <style:style style:name="TableCell55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6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6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6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6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6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56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67" style:parent-style-name="Policepardéfaut" style:family="text">
      <style:text-properties style:font-name="DINPro-Light" fo:color="#000000" fo:font-size="10pt" style:font-size-asian="10pt" style:font-size-complex="10pt"/>
    </style:style>
    <style:style style:name="P568" style:parent-style-name="Normal" style:family="paragraph">
      <style:text-properties style:font-name="Crimson Text SemiBold" fo:font-size="10pt" style:font-size-asian="10pt" style:font-size-complex="10pt"/>
    </style:style>
    <style:style style:name="TableColumn570" style:family="table-column">
      <style:table-column-properties style:column-width="1.927in" style:use-optimal-column-width="false"/>
    </style:style>
    <style:style style:name="TableColumn571" style:family="table-column">
      <style:table-column-properties style:column-width="0.4319in" style:use-optimal-column-width="false"/>
    </style:style>
    <style:style style:name="TableColumn572" style:family="table-column">
      <style:table-column-properties style:column-width="0.7875in" style:use-optimal-column-width="false"/>
    </style:style>
    <style:style style:name="TableColumn573" style:family="table-column">
      <style:table-column-properties style:column-width="0.8645in" style:use-optimal-column-width="false"/>
    </style:style>
    <style:style style:name="TableColumn574" style:family="table-column">
      <style:table-column-properties style:column-width="1.0062in" style:use-optimal-column-width="false"/>
    </style:style>
    <style:style style:name="TableColumn575" style:family="table-column">
      <style:table-column-properties style:column-width="0.3312in" style:use-optimal-column-width="false"/>
    </style:style>
    <style:style style:name="TableColumn576" style:family="table-column">
      <style:table-column-properties style:column-width="1.3375in" style:use-optimal-column-width="false"/>
    </style:style>
    <style:style style:name="Table569" style:family="table">
      <style:table-properties style:width="6.6861in" fo:margin-left="0in" table:align="left"/>
    </style:style>
    <style:style style:name="TableRow577" style:family="table-row">
      <style:table-row-properties style:min-row-height="0.3423in" style:use-optimal-row-height="false"/>
    </style:style>
    <style:style style:name="TableCell578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58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581" style:parent-style-name="Policepardéfaut" style:family="text">
      <style:text-properties style:font-name="DINPro-Light"/>
    </style:style>
    <style:style style:name="TableCell5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text-properties style:font-name="DINPro-Light"/>
    </style:style>
    <style:style style:name="TableRow584" style:family="table-row">
      <style:table-row-properties style:min-row-height="0.3263in" style:use-optimal-row-height="false"/>
    </style:style>
    <style:style style:name="TableCell58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587" style:family="table-row">
      <style:table-row-properties style:min-row-height="0.2604in" style:use-optimal-row-height="false"/>
    </style:style>
    <style:style style:name="TableCell58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89" style:parent-style-name="Normal" style:family="paragraph">
      <style:text-properties style:font-name="DINPro-Light" fo:font-size="10pt" style:font-size-asian="10pt" style:font-size-complex="10pt"/>
    </style:style>
    <style:style style:name="TableCell5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paragraph-properties fo:text-align="center"/>
    </style:style>
    <style:style style:name="T59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93" style:parent-style-name="Policepardéfaut" style:family="text">
      <style:text-properties style:font-name="DINPro-Light" fo:color="#000000" fo:font-size="10pt" style:font-size-asian="10pt" style:font-size-complex="10pt"/>
    </style:style>
    <style:style style:name="T594" style:parent-style-name="Policepardéfaut" style:family="text">
      <style:text-properties style:font-name="DINPro-Light" fo:font-size="10pt" style:font-size-asian="10pt" style:font-size-complex="10pt"/>
    </style:style>
    <style:style style:name="TableCell5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6" style:parent-style-name="Normal" style:family="paragraph">
      <style:paragraph-properties fo:text-align="center"/>
    </style:style>
    <style:style style:name="T59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98" style:parent-style-name="Policepardéfaut" style:family="text">
      <style:text-properties style:font-name="DINPro-Light" fo:color="#000000" fo:font-size="10pt" style:font-size-asian="10pt" style:font-size-complex="10pt"/>
    </style:style>
    <style:style style:name="T599" style:parent-style-name="Policepardéfaut" style:family="text">
      <style:text-properties style:font-name="DINPro-Light" fo:font-size="10pt" style:font-size-asian="10pt" style:font-size-complex="10pt"/>
    </style:style>
    <style:style style:name="TableCell60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/>
    </style:style>
    <style:style style:name="T60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03" style:parent-style-name="Policepardéfaut" style:family="text">
      <style:text-properties style:font-name="DINPro-Light" fo:color="#000000" fo:font-size="10pt" style:font-size-asian="10pt" style:font-size-complex="10pt"/>
    </style:style>
    <style:style style:name="T604" style:parent-style-name="Policepardéfaut" style:family="text">
      <style:text-properties style:font-name="DINPro-Light" fo:font-size="10pt" style:font-size-asian="10pt" style:font-size-complex="10pt"/>
    </style:style>
    <style:style style:name="TableRow605" style:family="table-row">
      <style:table-row-properties style:min-row-height="0.2666in" style:use-optimal-row-height="false"/>
    </style:style>
    <style:style style:name="TableCell60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text-properties style:font-name="DINPro-Light" fo:font-size="10pt" style:font-size-asian="10pt" style:font-size-complex="10pt"/>
    </style:style>
    <style:style style:name="TableCell6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60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1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61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1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1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61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1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617" style:family="table-row">
      <style:table-row-properties style:min-row-height="0.2506in" style:use-optimal-row-height="false"/>
    </style:style>
    <style:style style:name="TableCell61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text-properties style:font-name="DINPro-Light" fo:font-size="10pt" style:font-size-asian="10pt" style:font-size-complex="10pt"/>
    </style:style>
    <style:style style:name="TableCell62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62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2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2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62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2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62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28" style:parent-style-name="Policepardéfaut" style:family="text">
      <style:text-properties style:font-name="DINPro-Light" fo:color="#000000" fo:font-size="10pt" style:font-size-asian="10pt" style:font-size-complex="10pt"/>
    </style:style>
    <style:style style:name="P629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630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631" style:parent-style-name="Policepardéfaut" style:family="text">
      <style:text-properties style:font-name="DINPro-Light" fo:font-size="16pt" style:font-size-asian="16pt" style:font-size-complex="14pt"/>
    </style:style>
    <style:style style:name="T632" style:parent-style-name="Policepardéfaut" style:family="text">
      <style:text-properties style:font-name="DINPro-Light"/>
    </style:style>
    <style:style style:name="T633" style:parent-style-name="Policepardéfaut" style:family="text">
      <style:text-properties style:font-name="DINPro-Light" fo:font-size="16pt" style:font-size-asian="16pt" style:font-size-complex="14pt"/>
    </style:style>
    <style:style style:name="TableColumn635" style:family="table-column">
      <style:table-column-properties style:column-width="3.3687in" style:use-optimal-column-width="false"/>
    </style:style>
    <style:style style:name="TableColumn636" style:family="table-column">
      <style:table-column-properties style:column-width="3.3708in" style:use-optimal-column-width="false"/>
    </style:style>
    <style:style style:name="Table634" style:family="table">
      <style:table-properties style:width="6.7395in" fo:margin-left="-0.0034in" table:align="left"/>
    </style:style>
    <style:style style:name="TableRow637" style:family="table-row">
      <style:table-row-properties style:min-row-height="1.3416in" style:use-optimal-row-height="false"/>
    </style:style>
    <style:style style:name="TableCell6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fo:color="#000000" fo:font-size="22pt" style:font-size-asian="22pt" style:font-size-complex="22pt"/>
    </style:style>
    <style:style style:name="TableRow640" style:family="table-row">
      <style:table-row-properties style:min-row-height="0.2687in" style:use-optimal-row-height="false"/>
    </style:style>
    <style:style style:name="TableCell641" style:family="table-cell">
      <style:table-cell-properties fo:border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DINPro-Light" fo:color="#000000"/>
    </style:style>
    <style:style style:name="TableCell643" style:family="table-cell">
      <style:table-cell-properties fo:border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DINPro-Light" fo:color="#000000"/>
    </style:style>
    <style:style style:name="P645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646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647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648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name="P649" style:parent-style-name="Standard" style:family="paragraph">
      <style:paragraph-properties fo:text-align="center" fo:margin-top="0.118in" fo:background-color="#CCCCCC"/>
      <style:text-properties style:font-name="Roboto" fo:font-size="9pt" style:font-size-asian="9pt" style:font-size-complex="9pt"/>
    </style:style>
    <style:style style:name="P650" style:parent-style-name="Standard" style:family="paragraph">
      <style:paragraph-properties fo:text-align="center" fo:margin-top="0.118in" fo:background-color="#CCCCCC"/>
      <style:text-properties style:font-name="Roboto" fo:font-size="11pt" style:font-size-asian="11pt" style:font-size-complex="11pt"/>
    </style:style>
    <style:style style:name="P651" style:parent-style-name="Standard" style:family="paragraph">
      <style:paragraph-properties fo:text-align="center" fo:margin-top="0.118in" fo:background-color="#CCCCCC"/>
      <style:text-properties style:font-name="Roboto" fo:font-size="11pt" style:font-size-asian="11pt" style:font-size-complex="11pt"/>
    </style:style>
    <style:style style:name="P652" style:parent-style-name="Standard" style:family="paragraph">
      <style:paragraph-properties fo:text-align="center" fo:margin-top="0.118in" fo:background-color="#CCCCCC"/>
      <style:text-properties style:font-name="Roboto" fo:font-size="9pt" style:font-size-asian="9pt" style:font-size-complex="9pt"/>
    </style:style>
  </office:automatic-styles>
  <office:body>
    <office:text text:use-soft-page-breaks="true">
      <text:p text:style-name="P1"><text:span text:style-name="T6"><text:s/>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4">
            <text:p text:style-name="P17">Demande d’analyse coproscopique</text:p>
            <text:p text:style-name="P18"/>
          </table:table-cell>
          <table:covered-table-cell/>
          <table:covered-table-cell/>
          <table:covered-table-cell/>
          <table:table-cell table:style-name="TableCell19" table:number-columns-spanned="2">
            <text:p text:style-name="P20">CAPRINS</text:p>
          </table:table-cell>
          <table:covered-table-cell/>
          <table:table-cell table:style-name="TableCell21">
            <text:p text:style-name="P22"/>
          </table:table-cell>
        </table:table-row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5">
            <text:p text:style-name="P27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5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5">
            <text:p text:style-name="P37">Nom :</text:p>
          </table:table-cell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5">
            <text:p text:style-name="P42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5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5">
            <text:p text:style-name="P52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5">
            <text:p text:style-name="P57">Commune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5">
            <text:p text:style-name="P62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5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5">
            <text:p text:style-name="P72">Email</text:p>
          </table:table-cell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 table:number-columns-spanned="2">
            <text:p text:style-name="TableContents"><text:span text:style-name="T80"></text:span><text:span text:style-name="T81"><text:s/>Vétérinaire</text:span></text:p>
          </table:table-cell>
          <table:covered-table-cell/>
          <table:table-cell table:style-name="TableCell82" table:number-columns-spanned="2">
            <text:p text:style-name="TableContents"><text:span text:style-name="T83"></text:span><text:span text:style-name="T84"><text:s/>Laboratoire</text:span></text:p>
          </table:table-cell>
          <table:covered-table-cell/>
        </table:table-row>
      </table:table>
      <text:p text:style-name="P85"/>
      <text:p text:style-name="Normal"><text:span text:style-name="T86">Choix de l’analyse<text:s/></text:span><text:span text:style-name="T87">(cocher la case correspondante)</text:span></text:p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 table:number-columns-spanned="3">
            <text:p text:style-name="P98"><text:span text:style-name="T99">Parasites</text:span><text:span text:style-name="T100"><text:s/></text:span><text:span text:style-name="T101">g</text:span><text:span text:style-name="T102">astro-</text:span><text:span text:style-name="T103">i</text:span><text:span text:style-name="T104">ntestinaux</text:span></text:p>
          </table:table-cell>
          <table:covered-table-cell/>
          <table:covered-table-cell/>
          <table:table-cell table:style-name="TableCell105">
            <text:p text:style-name="P106">Prélev. n°1</text:p>
          </table:table-cell>
          <table:table-cell table:style-name="TableCell107">
            <text:p text:style-name="P108">Prélèv. n°2</text:p>
          </table:table-cell>
          <table:table-cell table:style-name="TableCell109">
            <text:p text:style-name="P110">Prélèv. n°3</text:p>
          </table:table-cell>
        </table:table-row>
        <table:table-row table:style-name="TableRow111">
          <table:table-cell table:style-name="TableCell112">
            <text:p text:style-name="P113"><text:span text:style-name="T114">1a</text:span></text:p>
          </table:table-cell>
          <table:table-cell table:style-name="TableCell115">
            <text:p text:style-name="P116"><text:span text:style-name="T117"><text:s/>A</text:span><text:span text:style-name="T118">nalyse individuelle (1<text:s/></text:span><text:span text:style-name="T119">animal</text:span><text:span text:style-name="T120">)</text:span></text:p>
          </table:table-cell>
          <table:table-cell table:style-name="TableCell121">
            <text:p text:style-name="P122">14,60 €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<text:span text:style-name="T132">1b</text:span></text:p>
          </table:table-cell>
          <table:table-cell table:style-name="TableCell133">
            <text:p text:style-name="P134"><text:span text:style-name="T135"><text:s/>A</text:span><text:span text:style-name="T136">nalyse de mélange (5<text:s/></text:span><text:span text:style-name="T137">animaux maximum</text:span><text:span text:style-name="T138">)</text:span></text:p>
          </table:table-cell>
          <table:table-cell table:style-name="TableCell139">
            <text:p text:style-name="P140">17,50 €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1c</text:p>
          </table:table-cell>
          <table:table-cell table:style-name="TableCell150">
            <text:p text:style-name="P151"><text:span text:style-name="T152"><text:s/>A</text:span><text:span text:style-name="T153">nalyses individuelles multiples (par animal)</text:span></text:p>
          </table:table-cell>
          <table:table-cell table:style-name="TableCell154">
            <text:p text:style-name="P155">11,00 €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<text:span text:style-name="T165">1d</text:span></text:p>
          </table:table-cell>
          <table:table-cell table:style-name="TableCell166">
            <text:p text:style-name="P167"><text:span text:style-name="T168"><text:s/>P</text:span><text:span text:style-name="T169">ack de 3 échantillons de mélange (5 animaux maximum)</text:span></text:p>
          </table:table-cell>
          <table:table-cell table:style-name="TableCell170">
            <text:p text:style-name="P171">42,00 €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<text:span text:style-name="T181">1e</text:span></text:p>
          </table:table-cell>
          <table:table-cell table:style-name="TableCell182">
            <text:p text:style-name="P183"><text:span text:style-name="T184"><text:s/>P</text:span><text:span text:style-name="T185">ack suivi annuel<text:s/></text:span><text:span text:style-name="T186">(4 envois de 3 échantillons par an)</text:span></text:p>
          </table:table-cell>
          <table:table-cell table:style-name="TableCell187">
            <text:p text:style-name="P188">130,00 €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 table:number-columns-spanned="3">
            <text:p text:style-name="P197"><text:span text:style-name="T198">Parasites</text:span><text:span text:style-name="T199"><text:s/></text:span><text:span text:style-name="T200">g</text:span><text:span text:style-name="T201">astro-Intestinaux +<text:s/></text:span><text:span text:style-name="T202">p</text:span><text:span text:style-name="T203">etite douve</text:span></text:p>
          </table:table-cell>
          <table:covered-table-cell/>
          <table:covered-table-cell/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2a</text:span></text:p>
          </table:table-cell>
          <table:table-cell table:style-name="TableCell214">
            <text:p text:style-name="P215"><text:span text:style-name="T216"><text:s/>A</text:span><text:span text:style-name="T217">nalyse individuelle (1<text:s/></text:span><text:span text:style-name="T218">animal</text:span><text:span text:style-name="T219">)</text:span></text:p>
          </table:table-cell>
          <table:table-cell table:style-name="TableCell220">
            <text:p text:style-name="P221">15,60 €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<text:span text:style-name="T231">2b</text:span></text:p>
          </table:table-cell>
          <table:table-cell table:style-name="TableCell232">
            <text:p text:style-name="P233"><text:span text:style-name="T234"><text:s/>A</text:span><text:span text:style-name="T235">nalyse de mélange (5<text:s/></text:span><text:span text:style-name="T236">animaux maximum</text:span><text:span text:style-name="T237">)</text:span></text:p>
          </table:table-cell>
          <table:table-cell table:style-name="TableCell238">
            <text:p text:style-name="P239">21,00 €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<text:span text:style-name="T249">2c</text:span></text:p>
          </table:table-cell>
          <table:table-cell table:style-name="TableCell250">
            <text:p text:style-name="P251"><text:span text:style-name="T252"><text:s/>A</text:span><text:span text:style-name="T253">nalyses individuelles multiples (par animal)</text:span></text:p>
          </table:table-cell>
          <table:table-cell table:style-name="TableCell254">
            <text:p text:style-name="P255">13,00 €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2d</text:p>
          </table:table-cell>
          <table:table-cell table:style-name="TableCell265">
            <text:p text:style-name="P266"><text:span text:style-name="T267"><text:s/>P</text:span><text:span text:style-name="T268">ack de 3 échantillons de mélange (5 animaux<text:s/></text:span><text:span text:style-name="T269">maximum)</text:span></text:p>
          </table:table-cell>
          <table:table-cell table:style-name="TableCell270">
            <text:p text:style-name="P271">45,00 €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2e</text:p>
          </table:table-cell>
          <table:table-cell table:style-name="TableCell281">
            <text:p text:style-name="P282"><text:span text:style-name="T283"><text:s/>P</text:span><text:span text:style-name="T284">ack suivi annuel<text:s/></text:span><text:span text:style-name="T285">(4 envois de 3 échantillons par an)</text:span></text:p>
          </table:table-cell>
          <table:table-cell table:style-name="TableCell286">
            <text:p text:style-name="P287">140,00 €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</table:table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 table:number-columns-spanned="3">
            <text:p text:style-name="P304"><text:span text:style-name="T305">Strongles</text:span><text:span text:style-name="T306"><text:s/>pulmonaires</text:span></text:p>
          </table:table-cell>
          <table:covered-table-cell/>
          <table:covered-table-cell/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3a</text:p>
          </table:table-cell>
          <table:table-cell table:style-name="TableCell316">
            <text:p text:style-name="P317"><text:span text:style-name="T318"><text:s/>A</text:span><text:span text:style-name="T319">nalyse individuelle (1 animal)</text:span></text:p>
          </table:table-cell>
          <table:table-cell table:style-name="TableCell320">
            <text:p text:style-name="P321">10,30 €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3b</text:p>
          </table:table-cell>
          <table:table-cell table:style-name="TableCell331">
            <text:p text:style-name="P332"><text:span text:style-name="T333"><text:s/>A</text:span><text:span text:style-name="T334">nalyse de mélange (5<text:s/></text:span><text:span text:style-name="T335">animaux maximum</text:span><text:span text:style-name="T336">)</text:span></text:p>
          </table:table-cell>
          <table:table-cell table:style-name="TableCell337">
            <text:p text:style-name="P338">18,00 €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 table:number-columns-spanned="3">
            <text:p text:style-name="P355"><text:span text:style-name="T356">G</text:span><text:span text:style-name="T357">rande douve et<text:s/></text:span><text:span text:style-name="T358">p</text:span><text:span text:style-name="T359">aramphistome</text:span></text:p>
          </table:table-cell>
          <table:covered-table-cell/>
          <table:covered-table-cell/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4a</text:p>
          </table:table-cell>
          <table:table-cell table:style-name="TableCell369">
            <text:p text:style-name="P370"><text:s/>Analyse de mélange (mélange de 4 échantillons)</text:p>
          </table:table-cell>
          <table:table-cell table:style-name="TableCell371">
            <text:p text:style-name="P372">19,50 €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</table:table>
      <text:p text:style-name="P379"/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 table:number-columns-spanned="3">
            <text:p text:style-name="P389"><text:span text:style-name="T390">Quantification<text:s/></text:span><text:span text:style-name="T391">Haemonchus<text:s/></text:span><text:span text:style-name="T392">contortus</text:span></text:p>
          </table:table-cell>
          <table:covered-table-cell/>
          <table:covered-table-cell/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5a</text:p>
          </table:table-cell>
          <table:table-cell table:style-name="TableCell402">
            <text:p text:style-name="P403"><text:span text:style-name="T404"><text:s/>A</text:span><text:span text:style-name="T405">nalyse de mélange (mélange de 5 échantillons)</text:span></text:p>
          </table:table-cell>
          <table:table-cell table:style-name="TableCell406">
            <text:p text:style-name="P407">49,95 €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ext:soft-page-break/>
        <table:table-row table:style-name="TableRow414">
          <table:table-cell table:style-name="TableCell415" table:number-columns-spanned="3">
            <text:p text:style-name="P416"><text:span text:style-name="T417">Test d’efficacité d’un vermifuge</text:span></text:p>
          </table:table-cell>
          <table:covered-table-cell/>
          <table:covered-table-cell/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6a</text:p>
          </table:table-cell>
          <table:table-cell table:style-name="TableCell427">
            <text:p text:style-name="P428"><text:s/>Analyses coprologiques de mélange avant et après vermifuge</text:p>
          </table:table-cell>
          <table:table-cell table:style-name="TableCell429">
            <text:p text:style-name="P430">40,00 €</text:p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</table:table>
      <text:p text:style-name="P437"/>
      <table:table table:style-name="Table438">
        <table:table-columns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Date de prélèvement :</text:p>
          </table:table-cell>
          <table:table-cell table:style-name="TableCell444">
            <text:p text:style-name="P445"/>
          </table:table-cell>
        </table:table-row>
      </table:table>
      <text:p text:style-name="P446"/>
      <table:table table:style-name="Table447">
        <table:table-columns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P457">Prélèvement n°1</text:p>
          </table:table-cell>
          <table:table-cell table:style-name="TableCell458" table:number-columns-spanned="3">
            <text:p text:style-name="Normal"><text:span text:style-name="T459">Ident.  :</text:span></text:p>
          </table:table-cell>
          <table:covered-table-cell/>
          <table:covered-table-cell/>
          <table:table-cell table:style-name="TableCell460" table:number-columns-spanned="3">
            <text:p text:style-name="P461"/>
          </table:table-cell>
          <table:covered-table-cell/>
          <table:covered-table-cell/>
        </table:table-row>
        <table:table-row table:style-name="TableRow462">
          <table:table-cell table:style-name="TableCell463" table:number-columns-spanned="7">
            <text:p text:style-name="P464">Concernant<text:s/>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5">
          <table:table-cell table:style-name="TableCell466" table:number-columns-spanned="2">
            <text:p text:style-name="P467">Pensez-vous qu’ils sont parasités ?</text:p>
          </table:table-cell>
          <table:covered-table-cell/>
          <table:table-cell table:style-name="TableCell468" table:number-columns-spanned="2">
            <text:p text:style-name="P469"><text:span text:style-name="T470"></text:span><text:span text:style-name="T471"><text:s/></text:span><text:span text:style-name="T472">oui</text:span></text:p>
          </table:table-cell>
          <table:covered-table-cell/>
          <table:table-cell table:style-name="TableCell473" table:number-columns-spanned="2">
            <text:p text:style-name="P474"><text:span text:style-name="T475"></text:span><text:span text:style-name="T476"><text:s/></text:span><text:span text:style-name="T477">non</text:span></text:p>
          </table:table-cell>
          <table:covered-table-cell/>
          <table:table-cell table:style-name="TableCell478">
            <text:p text:style-name="P479"><text:span text:style-name="T480"></text:span><text:span text:style-name="T481"><text:s/></text:span><text:span text:style-name="T482">ne sais pas</text:span></text:p>
          </table:table-cell>
        </table:table-row>
        <table:table-row table:style-name="TableRow483">
          <table:table-cell table:style-name="TableCell484">
            <text:p text:style-name="P485">Avez-vous observé ?</text:p>
          </table:table-cell>
          <table:table-cell table:style-name="TableCell486" table:number-columns-spanned="2">
            <text:p text:style-name="Normal"><text:span text:style-name="T487"></text:span><text:span text:style-name="T488"><text:s/>diarrhée</text:span></text:p>
          </table:table-cell>
          <table:covered-table-cell/>
          <table:table-cell table:style-name="TableCell489" table:number-columns-spanned="2">
            <text:p text:style-name="Normal"><text:span text:style-name="T490"></text:span><text:span text:style-name="T491"><text:s/>amaigrissement</text:span></text:p>
          </table:table-cell>
          <table:covered-table-cell/>
          <table:table-cell table:style-name="TableCell492" table:number-columns-spanned="2">
            <text:p text:style-name="Normal"><text:span text:style-name="T493"></text:span><text:span text:style-name="T494"><text:s/>poil piqué</text:span></text:p>
          </table:table-cell>
          <table:covered-table-cell/>
        </table:table-row>
        <table:table-row table:style-name="TableRow495">
          <table:table-cell table:style-name="TableCell496">
            <text:p text:style-name="P497"/>
          </table:table-cell>
          <table:table-cell table:style-name="TableCell498" table:number-columns-spanned="2">
            <text:p text:style-name="Normal"><text:span text:style-name="T499"></text:span><text:span text:style-name="T500"><text:s/>toux</text:span></text:p>
          </table:table-cell>
          <table:covered-table-cell/>
          <table:table-cell table:style-name="TableCell501" table:number-columns-spanned="2">
            <text:p text:style-name="Normal"><text:span text:style-name="T502"></text:span><text:span text:style-name="T503"><text:s/>nez qui coule</text:span></text:p>
          </table:table-cell>
          <table:covered-table-cell/>
          <table:table-cell table:style-name="TableCell504" table:number-columns-spanned="2">
            <text:p text:style-name="Normal"><text:span text:style-name="T505"></text:span><text:span text:style-name="T506"><text:s/>anémie</text:span></text:p>
          </table:table-cell>
          <table:covered-table-cell/>
        </table:table-row>
      </table:table>
      <text:p text:style-name="P507"/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  <table:table-column table:style-name="TableColumn512"/>
          <table:table-column table:style-name="TableColumn513"/>
          <table:table-column table:style-name="TableColumn514"/>
          <table:table-column table:style-name="TableColumn515"/>
        </table:table-columns>
        <table:table-row table:style-name="TableRow516">
          <table:table-cell table:style-name="TableCell517">
            <text:p text:style-name="P518">Prélèvement n° 2</text:p>
          </table:table-cell>
          <table:table-cell table:style-name="TableCell519" table:number-columns-spanned="3">
            <text:p text:style-name="Normal"><text:span text:style-name="T520">Ident.  :</text:span></text:p>
          </table:table-cell>
          <table:covered-table-cell/>
          <table:covered-table-cell/>
          <table:table-cell table:style-name="TableCell521" table:number-columns-spanned="3">
            <text:p text:style-name="P522"/>
          </table:table-cell>
          <table:covered-table-cell/>
          <table:covered-table-cell/>
        </table:table-row>
        <table:table-row table:style-name="TableRow523">
          <table:table-cell table:style-name="TableCell524" table:number-columns-spanned="7">
            <text:p text:style-name="P52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6">
          <table:table-cell table:style-name="TableCell527" table:number-columns-spanned="2">
            <text:p text:style-name="P528">Pensez-vous qu’ils sont parasités ?</text:p>
          </table:table-cell>
          <table:covered-table-cell/>
          <table:table-cell table:style-name="TableCell529" table:number-columns-spanned="2">
            <text:p text:style-name="P530"><text:span text:style-name="T531"></text:span><text:span text:style-name="T532"><text:s/></text:span><text:span text:style-name="T533">oui</text:span></text:p>
          </table:table-cell>
          <table:covered-table-cell/>
          <table:table-cell table:style-name="TableCell534" table:number-columns-spanned="2">
            <text:p text:style-name="P535"><text:span text:style-name="T536"></text:span><text:span text:style-name="T537"><text:s/></text:span><text:span text:style-name="T538">non</text:span></text:p>
          </table:table-cell>
          <table:covered-table-cell/>
          <table:table-cell table:style-name="TableCell539">
            <text:p text:style-name="P540"><text:span text:style-name="T541"></text:span><text:span text:style-name="T542"><text:s/></text:span><text:span text:style-name="T543">ne sais pas</text:span></text:p>
          </table:table-cell>
        </table:table-row>
        <table:table-row table:style-name="TableRow544">
          <table:table-cell table:style-name="TableCell545">
            <text:p text:style-name="P546">Avez-vous observé ?</text:p>
          </table:table-cell>
          <table:table-cell table:style-name="TableCell547" table:number-columns-spanned="2">
            <text:p text:style-name="Normal"><text:span text:style-name="T548"></text:span><text:span text:style-name="T549"><text:s/>diarrhée</text:span></text:p>
          </table:table-cell>
          <table:covered-table-cell/>
          <table:table-cell table:style-name="TableCell550" table:number-columns-spanned="2">
            <text:p text:style-name="Normal"><text:span text:style-name="T551"></text:span><text:span text:style-name="T552"><text:s/>amaigrissement</text:span></text:p>
          </table:table-cell>
          <table:covered-table-cell/>
          <table:table-cell table:style-name="TableCell553" table:number-columns-spanned="2">
            <text:p text:style-name="Normal"><text:span text:style-name="T554"></text:span><text:span text:style-name="T555"><text:s/>poil piqué</text:span></text:p>
          </table:table-cell>
          <table:covered-table-cell/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 table:number-columns-spanned="2">
            <text:p text:style-name="Normal"><text:span text:style-name="T560"></text:span><text:span text:style-name="T561"><text:s/>toux</text:span></text:p>
          </table:table-cell>
          <table:covered-table-cell/>
          <table:table-cell table:style-name="TableCell562" table:number-columns-spanned="2">
            <text:p text:style-name="Normal"><text:span text:style-name="T563"></text:span><text:span text:style-name="T564"><text:s/>nez qui coule</text:span></text:p>
          </table:table-cell>
          <table:covered-table-cell/>
          <table:table-cell table:style-name="TableCell565" table:number-columns-spanned="2">
            <text:p text:style-name="Normal"><text:span text:style-name="T566"></text:span><text:span text:style-name="T567"><text:s/>anémie</text:span></text:p>
          </table:table-cell>
          <table:covered-table-cell/>
        </table:table-row>
      </table:table>
      <text:p text:style-name="P568"/>
      <table:table table:style-name="Table569">
        <table:table-columns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P579">Prélèvement n° 3</text:p>
          </table:table-cell>
          <table:table-cell table:style-name="TableCell580" table:number-columns-spanned="3">
            <text:p text:style-name="Normal"><text:span text:style-name="T581">Ident.  :</text:span></text:p>
          </table:table-cell>
          <table:covered-table-cell/>
          <table:covered-table-cell/>
          <table:table-cell table:style-name="TableCell582" table:number-columns-spanned="3">
            <text:p text:style-name="P583"/>
          </table:table-cell>
          <table:covered-table-cell/>
          <table:covered-table-cell/>
        </table:table-row>
        <table:table-row table:style-name="TableRow584">
          <table:table-cell table:style-name="TableCell585" table:number-columns-spanned="7">
            <text:p text:style-name="P586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7">
          <table:table-cell table:style-name="TableCell588" table:number-columns-spanned="2">
            <text:p text:style-name="P589">Pensez-vous qu’ils sont parasités ?</text:p>
          </table:table-cell>
          <table:covered-table-cell/>
          <table:table-cell table:style-name="TableCell590" table:number-columns-spanned="2">
            <text:p text:style-name="P591"><text:span text:style-name="T592"></text:span><text:span text:style-name="T593"><text:s/></text:span><text:span text:style-name="T594">oui</text:span></text:p>
          </table:table-cell>
          <table:covered-table-cell/>
          <table:table-cell table:style-name="TableCell595" table:number-columns-spanned="2">
            <text:p text:style-name="P596"><text:span text:style-name="T597"></text:span><text:span text:style-name="T598"><text:s/></text:span><text:span text:style-name="T599">non</text:span></text:p>
          </table:table-cell>
          <table:covered-table-cell/>
          <table:table-cell table:style-name="TableCell600">
            <text:p text:style-name="P601"><text:span text:style-name="T602"></text:span><text:span text:style-name="T603"><text:s/></text:span><text:span text:style-name="T604">ne sais pas</text:span></text:p>
          </table:table-cell>
        </table:table-row>
        <table:table-row table:style-name="TableRow605">
          <table:table-cell table:style-name="TableCell606">
            <text:p text:style-name="P607">Avez-vous observé ?</text:p>
          </table:table-cell>
          <table:table-cell table:style-name="TableCell608" table:number-columns-spanned="2">
            <text:p text:style-name="Normal"><text:span text:style-name="T609"></text:span><text:span text:style-name="T610"><text:s/>diarrhée</text:span></text:p>
          </table:table-cell>
          <table:covered-table-cell/>
          <table:table-cell table:style-name="TableCell611" table:number-columns-spanned="2">
            <text:p text:style-name="Normal"><text:span text:style-name="T612"></text:span><text:span text:style-name="T613"><text:s/>amaigrissement</text:span></text:p>
          </table:table-cell>
          <table:covered-table-cell/>
          <table:table-cell table:style-name="TableCell614" table:number-columns-spanned="2">
            <text:p text:style-name="Normal"><text:span text:style-name="T615"></text:span><text:span text:style-name="T616"><text:s/>poil piqué</text:span></text:p>
          </table:table-cell>
          <table:covered-table-cell/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 table:number-columns-spanned="2">
            <text:p text:style-name="Normal"><text:span text:style-name="T621"></text:span><text:span text:style-name="T622"><text:s/>toux</text:span></text:p>
          </table:table-cell>
          <table:covered-table-cell/>
          <table:table-cell table:style-name="TableCell623" table:number-columns-spanned="2">
            <text:p text:style-name="Normal"><text:span text:style-name="T624"></text:span><text:span text:style-name="T625"><text:s/>nez qui coule</text:span></text:p>
          </table:table-cell>
          <table:covered-table-cell/>
          <table:table-cell table:style-name="TableCell626" table:number-columns-spanned="2">
            <text:p text:style-name="Normal"><text:span text:style-name="T627"></text:span><text:span text:style-name="T628"><text:s/>anémie</text:span></text:p>
          </table:table-cell>
          <table:covered-table-cell/>
        </table:table-row>
      </table:table>
      <text:p text:style-name="P629">Indiquez clairement le nom de chaque prélèvement sur les sachets</text:p>
      <text:p text:style-name="P630">Si vous avez plus de 3 prélèvements, merci d’imprimer une seconde feuille</text:p>
      <text:p text:style-name="Normal"><text:span text:style-name="T631">Information à nous transmettre<text:s/></text:span><text:span text:style-name="T632">(suivi, pathologies, mortalités, etc.)</text:span><text:span text:style-name="T633">.</text:span></text:p>
      <table:table table:style-name="Table634">
        <table:table-columns>
          <table:table-column table:style-name="TableColumn635"/>
          <table:table-column table:style-name="TableColumn636"/>
        </table:table-columns>
        <table:table-row table:style-name="TableRow637">
          <table:table-cell table:style-name="TableCell638" table:number-columns-spanned="2">
            <text:p text:style-name="P639"/>
          </table:table-cell>
          <table:covered-table-cell/>
        </table:table-row>
        <table:table-row table:style-name="TableRow640">
          <table:table-cell table:style-name="TableCell641">
            <text:p text:style-name="P642">Date :</text:p>
          </table:table-cell>
          <table:table-cell table:style-name="TableCell643">
            <text:p text:style-name="P644">Signature :</text:p>
          </table:table-cell>
        </table:table-row>
      </table:table>
      <text:p text:style-name="P645"/>
      <text:p text:style-name="P646"/>
      <text:p text:style-name="P647"/>
      <text:p text:style-name="P648"/>
      <text:p text:style-name="P649"/>
      <text:p text:style-name="P650">Pour des conditions optimales, envoyez les prélèvements le lundi ou le mardi.</text:p>
      <text:p text:style-name="P651">Vous pouvez les déposer au Pôle Bio les lundi, mardi ou jeudi entre 9h et 12h30</text:p>
      <text:p text:style-name="P6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2 0 0 0 0 0 0 0 0 0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aragraphedeliste" style:display-name="Paragraphe de liste" style:family="paragraph" style:parent-style-name="Normal">
      <style:paragraph-properties style:vertical-align="auto" fo:margin-bottom="0.1111in" fo:line-height="102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15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Bouy Michel</dc:creator>
    <meta:creation-date>2020-06-14T16:28:00Z</meta:creation-date>
    <dc:date>2021-02-02T15:56:00Z</dc:date>
    <meta:print-date>2020-06-14T16:26:00Z</meta:print-date>
    <meta:template xlink:href="Normal" xlink:type="simple"/>
    <meta:editing-cycles>5</meta:editing-cycles>
    <meta:editing-duration>PT0S</meta:editing-duration>
    <meta:document-statistic meta:page-count="2" meta:paragraph-count="5" meta:word-count="361" meta:character-count="2632" meta:row-count="18" meta:non-whitespace-character-count="2276"/>
  </office:meta>
</office:document-meta>
</file>